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y do you work on or contribute to hardware projects and/or designs?? (check all that apply)</text:p>
          </table:table-cell>
          <table:covered-table-cell table:style-name="ce10" office:value-type="string">
            <text:p>Why do you work on or contribute to hardware projects and/or designs?? (check all that apply)</text:p>
          </table:covered-table-cell>
          <table:covered-table-cell table:style-name="ce10" office:value-type="string">
            <text:p>Why do you work on or contribute to hardware projects and/or designs?? (check all that apply)</text:p>
          </table:covered-table-cell>
          <table:covered-table-cell table:style-name="ce10" office:value-type="string">
            <text:p>Why do you work on or contribute to hardware projects and/or designs?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or work / as a business</text:p>
          </table:table-cell>
          <table:covered-table-cell table:style-name="ce12" office:value-type="string">
            <text:p>For work / as a business</text:p>
          </table:covered-table-cell>
          <table:table-cell table:style-name="ce17" office:value-type="percentage" office:value="0.479">
            <text:p>47.9%</text:p>
          </table:table-cell>
          <table:table-cell table:style-name="ce19" office:value-type="float" office:value="158">
            <text:p>15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or fun</text:p>
          </table:table-cell>
          <table:covered-table-cell table:style-name="ce12" office:value-type="string">
            <text:p>For fun</text:p>
          </table:covered-table-cell>
          <table:table-cell table:style-name="ce17" office:value-type="percentage" office:value="0.827">
            <text:p>82.7%</text:p>
          </table:table-cell>
          <table:table-cell table:style-name="ce19" office:value-type="float" office:value="273">
            <text:p>27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art / self-expression</text:p>
          </table:table-cell>
          <table:covered-table-cell table:style-name="ce12" office:value-type="string">
            <text:p>As art / self-expression</text:p>
          </table:covered-table-cell>
          <table:table-cell table:style-name="ce17" office:value-type="percentage" office:value="0.403">
            <text:p>40.3%</text:p>
          </table:table-cell>
          <table:table-cell table:style-name="ce19" office:value-type="float" office:value="133">
            <text:p>1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create products that weren't otherwise available</text:p>
          </table:table-cell>
          <table:covered-table-cell table:style-name="ce12" office:value-type="string">
            <text:p>To create products that weren't otherwise available</text:p>
          </table:covered-table-cell>
          <table:table-cell table:style-name="ce17" office:value-type="percentage" office:value="0.588">
            <text:p>58.8%</text:p>
          </table:table-cell>
          <table:table-cell table:style-name="ce19" office:value-type="float" office:value="194">
            <text:p>1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create better / cheaper products</text:p>
          </table:table-cell>
          <table:covered-table-cell table:style-name="ce12" office:value-type="string">
            <text:p>To create better / cheaper products</text:p>
          </table:covered-table-cell>
          <table:table-cell table:style-name="ce17" office:value-type="percentage" office:value="0.548">
            <text:p>54.8%</text:p>
          </table:table-cell>
          <table:table-cell table:style-name="ce19" office:value-type="float" office:value="181">
            <text:p>181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9 'Question 1'.C4:'Question 1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To develop my skills and learn</text:p>
          </table:table-cell>
          <table:covered-table-cell table:style-name="ce12" office:value-type="string">
            <text:p>To develop my skills and learn</text:p>
          </table:covered-table-cell>
          <table:table-cell table:style-name="ce17" office:value-type="percentage" office:value="0.803">
            <text:p>80.3%</text:p>
          </table:table-cell>
          <table:table-cell table:style-name="ce19" office:value-type="float" office:value="265">
            <text:p>26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21">
            <text:p>21</text:p>
          </table:covered-table-cell>
          <table:table-cell table:style-name="ce20" office:value-type="float" office:value="21">
            <text:p>2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330">
            <text:p>330</text:p>
          </table:covered-table-cell>
          <table:table-cell table:style-name="ce21" office:value-type="float" office:value="330">
            <text:p>33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677">
            <text:p>677</text:p>
          </table:covered-table-cell>
          <table:table-cell table:style-name="ce22" office:value-type="float" office:value="677">
            <text:p>677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02:54:00">
            <text:p>Oct 29, 2013 2:54 AM</text:p>
          </table:table-cell>
          <table:table-cell office:value-type="string">
            <text:p>My company's products have always had open documentation including schematics, and example source code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8-24T14:21:00">
            <text:p>Aug 24, 2013 2:21 PM</text:p>
          </table:table-cell>
          <table:table-cell office:value-type="string">
            <text:p>It's good to support a community that values cooperation, sharing of idea, making tech and knowledge more accessible.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8-10T07:48:00">
            <text:p>Aug 10, 2013 7:48 AM</text:p>
          </table:table-cell>
          <table:table-cell office:value-type="string">
            <text:p>Save the world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8-07T12:46:00">
            <text:p>Aug 7, 2013 12:46 PM</text:p>
          </table:table-cell>
          <table:table-cell office:value-type="string">
            <text:p>4 a better world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6T19:42:00">
            <text:p>Aug 6, 2013 7:42 PM</text:p>
          </table:table-cell>
          <table:table-cell office:value-type="string">
            <text:p>To share with others and thus develop faster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2T18:19:00">
            <text:p>Aug 2, 2013 6:19 PM</text:p>
          </table:table-cell>
          <table:table-cell office:value-type="string">
            <text:p>To interface with working products considered obsolete by the manufacturer and no longer supported.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8-01T10:50:00">
            <text:p>Aug 1, 2013 10:50 AM</text:p>
          </table:table-cell>
          <table:table-cell office:value-type="string">
            <text:p>To create inexpensive teaching tools to accompany open-source university courses and texts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8-01T01:25:00">
            <text:p>Aug 1, 2013 1:25 AM</text:p>
          </table:table-cell>
          <table:table-cell office:value-type="string">
            <text:p>To developt devices for personal use.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31T22:48:00">
            <text:p>Jul 31, 2013 10:48 PM</text:p>
          </table:table-cell>
          <table:table-cell office:value-type="string">
            <text:p>I like the idea of open source hardware.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31T22:25:00">
            <text:p>Jul 31, 2013 10:25 PM</text:p>
          </table:table-cell>
          <table:table-cell office:value-type="string">
            <text:p>to dent the universe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31T21:19:00">
            <text:p>Jul 31, 2013 9:19 PM</text:p>
          </table:table-cell>
          <table:table-cell office:value-type="string">
            <text:p>Improve documentation &amp; support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31T17:17:00">
            <text:p>Jul 31, 2013 5:17 PM</text:p>
          </table:table-cell>
          <table:table-cell office:value-type="string">
            <text:p>Knowledge should be free and it leverages technology advancement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29T13:36:00">
            <text:p>Jul 29, 2013 1:36 PM</text:p>
          </table:table-cell>
          <table:table-cell office:value-type="string">
            <text:p>Contribute to humanity tecnological freedom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27T21:42:00">
            <text:p>Jul 27, 2013 9:42 PM</text:p>
          </table:table-cell>
          <table:table-cell office:value-type="string">
            <text:p>i want an affordable CEB press and tractor.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26T15:27:00">
            <text:p>Jul 26, 2013 3:27 PM</text:p>
          </table:table-cell>
          <table:table-cell office:value-type="string">
            <text:p>Just contributing money (I'm not skilled or experienced enough technically)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25T10:33:00">
            <text:p>Jul 25, 2013 10:33 AM</text:p>
          </table:table-cell>
          <table:table-cell office:value-type="string">
            <text:p>For scientific purposes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7-25T08:41:00">
            <text:p>Jul 25, 2013 8:41 AM</text:p>
          </table:table-cell>
          <table:table-cell office:value-type="string">
            <text:p>phd research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25T07:31:00">
            <text:p>Jul 25, 2013 7:31 AM</text:p>
          </table:table-cell>
          <table:table-cell office:value-type="string">
            <text:p>to give back to the community that has helped me learn about electronics and making generally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7-24T22:39:00">
            <text:p>Jul 24, 2013 10:39 PM</text:p>
          </table:table-cell>
          <table:table-cell office:value-type="string">
            <text:p>Highly important for societal development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7-24T19:50:00">
            <text:p>Jul 24, 2013 7:50 PM</text:p>
          </table:table-cell>
          <table:table-cell office:value-type="string">
            <text:p>To give back to the community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7-24T14:51:00">
            <text:p>Jul 24, 2013 2:51 PM</text:p>
          </table:table-cell>
          <table:table-cell office:value-type="string">
            <text:p>To make sure users have rights to distribute, alter, and examine the hardware and software they use</text:p>
          </table:table-cell>
          <table:table-cell table:number-columns-repeated="1021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40:20</dc:date>
    <dc:creator>Catarina Mota</dc:creator>
    <meta:editing-duration>PT00H00M13S</meta:editing-duration>
    <meta:editing-cycles>1</meta:editing-cycles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0.706cm" svg:y="0.18cm" chart:style-name="ch2">
          <text:p>Why do you work on or contribute to hardware projects and/or designs?? (check all that apply)</text:p>
        </chart:title>
        <chart:plot-area chart:style-name="ch3" table:cell-range-address="'Question 1'.A4:'Question 1'.A9 'Question 1'.C4:'Question 1'.C9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9">For work / as a business</text:p>
              </table:table-cell>
              <table:table-cell office:value-type="float" office:value="0.479">
                <text:p text:id="'Question 1'.C4:'Question 1'.C9">0.479</text:p>
              </table:table-cell>
            </table:table-row>
            <table:table-row>
              <table:table-cell office:value-type="string">
                <text:p>For fun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As art / self-expression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To create products that weren't otherwise available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To create better / cheaper products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To develop my skills and learn</text:p>
              </table:table-cell>
              <table:table-cell office:value-type="float" office:value="0.803">
                <text:p>0.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